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, Arial, Verdana, sans-serif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3" svg:font-family="'Times New Roman'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193cm" fo:margin-left="0.355cm" fo:margin-right="0.452cm" table:align="margins" style:writing-mode="lr-tb"/>
    </style:style>
    <style:style style:name="Tabla1.A" style:family="table-column">
      <style:table-column-properties style:column-width="3.676cm" style:rel-column-width="14877*"/>
    </style:style>
    <style:style style:name="Tabla1.B" style:family="table-column">
      <style:table-column-properties style:column-width="2.147cm" style:rel-column-width="8688*"/>
    </style:style>
    <style:style style:name="Tabla1.C" style:family="table-column">
      <style:table-column-properties style:column-width="3.018cm" style:rel-column-width="12214*"/>
    </style:style>
    <style:style style:name="Tabla1.D" style:family="table-column">
      <style:table-column-properties style:column-width="0.577cm" style:rel-column-width="2334*"/>
    </style:style>
    <style:style style:name="Tabla1.E" style:family="table-column">
      <style:table-column-properties style:column-width="2.808cm" style:rel-column-width="11365*"/>
    </style:style>
    <style:style style:name="Tabla1.F" style:family="table-column">
      <style:table-column-properties style:column-width="2.245cm" style:rel-column-width="9087*"/>
    </style:style>
    <style:style style:name="Tabla1.G" style:family="table-column">
      <style:table-column-properties style:column-width="1.722cm" style:rel-column-width="6970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4" style:family="table-row">
      <style:table-row-properties style:keep-together="false" fo:keep-together="always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B5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8" style:family="table-row">
      <style:table-row-properties style:min-row-height="0.432cm" style:keep-together="true" fo:keep-together="auto"/>
    </style:style>
    <style:style style:name="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6.574cm"/>
        </style:tab-stops>
      </style:paragraph-properties>
    </style:style>
    <style:style style:name="P2" style:family="paragraph" style:parent-style-name="Standard">
      <style:paragraph-properties fo:margin-top="0cm" fo:margin-bottom="0cm" fo:text-align="justify" style:justify-single-word="false" style:snap-to-layout-grid="false" style:writing-mode="lr-tb"/>
      <style:text-properties style:font-name="Times New Roman" fo:font-size="10pt" style:font-size-asian="10pt" style:font-name-complex="Arial" style:font-size-complex="10pt"/>
    </style:style>
    <style:style style:name="P3" style:family="paragraph" style:parent-style-name="Standard">
      <style:paragraph-properties fo:margin-top="0cm" fo:margin-bottom="0cm" fo:text-align="justify" style:justify-single-word="false" style:snap-to-layout-grid="false" style:writing-mode="lr-tb"/>
      <style:text-properties fo:color="#000000" style:font-name="Times New Roman" fo:font-size="10pt" style:font-size-asian="10pt" style:font-name-complex="Arial" style:font-size-complex="10pt"/>
    </style:style>
    <style:style style:name="P4" style:family="paragraph" style:parent-style-name="Footer">
      <style:paragraph-properties fo:margin-top="0cm" fo:margin-bottom="0cm" fo:text-align="start" style:justify-single-word="false" style:snap-to-layout-grid="false" style:writing-mode="lr-tb">
        <style:tab-stops>
          <style:tab-stop style:position="8.498cm" style:type="center"/>
          <style:tab-stop style:position="16.574cm"/>
        </style:tab-stops>
      </style:paragraph-properties>
      <style:text-properties fo:color="#000000" style:font-name="Times New Roman" fo:font-size="10pt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fo:text-align="justify" style:justify-single-word="false"/>
      <style:text-properties style:font-name="Times New Roman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cm" fo:margin-right="0cm" fo:margin-top="0.079cm" fo:margin-bottom="0.079cm" fo:text-indent="0.409cm" style:auto-text-indent="false"/>
      <style:text-properties fo:color="#000000" style:font-name="Times New Roman" fo:font-size="10pt"/>
    </style:style>
    <style:style style:name="P7" style:family="paragraph" style:parent-style-name="Standard">
      <style:paragraph-properties fo:margin-left="0cm" fo:margin-right="0cm" fo:margin-top="0.079cm" fo:margin-bottom="0.079cm" fo:text-indent="0.409cm" style:auto-text-indent="false"/>
      <style:text-properties fo:color="#000000"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.079cm" fo:margin-bottom="0.079cm" fo:text-align="justify" style:justify-single-word="false" fo:text-indent="0.409cm" style:auto-text-indent="false" style:text-autospace="none"/>
      <style:text-properties fo:color="#000000" style:font-name="Times New Roman" fo:font-size="10pt" style:font-name-asian="TimesNewRoman" style:font-size-asian="10pt" style:font-name-complex="TimesNewRoman" style:font-size-complex="10pt"/>
    </style:style>
    <style:style style:name="P10" style:family="paragraph" style:parent-style-name="Standard">
      <style:paragraph-properties fo:margin-left="0cm" fo:margin-right="0cm" fo:margin-top="0.079cm" fo:margin-bottom="0.079cm" fo:text-align="justify" style:justify-single-word="false" fo:text-indent="0.409cm" style:auto-text-indent="false"/>
      <style:text-properties fo:font-size="10pt" fo:language="es" fo:country="ES" style:font-size-asian="10pt" style:font-size-complex="10pt"/>
    </style:style>
    <style:style style:name="P11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style:font-name="Times New Roman" fo:font-size="10pt" fo:language="es" fo:country="ES" fo:font-weight="normal"/>
    </style:style>
    <style:style style:name="P12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style:font-name="Times New Roman" fo:font-size="10pt" fo:language="es" fo:country="ES"/>
    </style:style>
    <style:style style:name="P13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fo:font-size="10pt" fo:language="es" fo:country="ES" fo:font-weight="normal"/>
    </style:style>
    <style:style style:name="P14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fo:font-size="10pt" fo:language="es" fo:country="ES"/>
    </style:style>
    <style:style style:name="P15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  <style:text-properties fo:font-size="10pt" fo:language="es" fo:country="ES" fo:font-weight="normal"/>
    </style:style>
    <style:style style:name="P16" style:family="paragraph" style:parent-style-name="Text_20_body">
      <style:paragraph-properties fo:margin-left="0cm" fo:margin-right="0cm" fo:margin-top="0.079cm" fo:margin-bottom="0.079cm" fo:text-align="justify" style:justify-single-word="false" fo:text-indent="0.409cm" style:auto-text-indent="false"/>
    </style:style>
    <style:style style:name="P17" style:family="paragraph" style:parent-style-name="Standard">
      <style:paragraph-properties fo:margin-left="0.767cm" fo:margin-right="0.767cm" fo:margin-top="0cm" fo:margin-bottom="0cm" fo:text-align="justify" style:justify-single-word="false" fo:text-indent="0cm" style:auto-text-indent="false" style:writing-mode="lr-tb">
        <style:tab-stops>
          <style:tab-stop style:position="5.939cm"/>
        </style:tab-stops>
      </style:paragraph-properties>
      <style:text-properties style:font-name="Times New Roman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.767cm" fo:margin-right="0.767cm" fo:margin-top="0cm" fo:margin-bottom="0cm" fo:text-align="justify" style:justify-single-word="false" fo:text-indent="0cm" style:auto-text-indent="false">
        <style:tab-stops>
          <style:tab-stop style:position="5.939cm"/>
        </style:tab-stops>
      </style:paragraph-properties>
      <style:text-properties style:font-name="Times New Roman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.767cm" fo:margin-right="0.767cm" fo:margin-top="0.076cm" fo:margin-bottom="0.076cm" fo:text-align="justify" style:justify-single-word="false" fo:text-indent="0cm" style:auto-text-indent="false">
        <style:tab-stops>
          <style:tab-stop style:position="5.939cm"/>
        </style:tab-stops>
      </style:paragraph-properties>
      <style:text-properties style:font-name="Times New Roman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12.303cm" fo:margin-right="0.767cm" fo:margin-top="0cm" fo:margin-bottom="0cm" fo:text-align="justify" style:justify-single-word="false" fo:text-indent="0cm" style:auto-text-indent="false">
        <style:tab-stops>
          <style:tab-stop style:position="5.939cm"/>
        </style:tab-stops>
      </style:paragraph-properties>
      <style:text-properties style:font-name="Times New Roman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style:text-autospace="none"/>
      <style:text-properties style:font-name="Times New Roman2" fo:font-size="10pt" fo:font-style="italic" style:font-name-asian="Times New Roman2" style:font-size-asian="10pt" style:font-style-asian="italic" style:font-name-complex="Times New Roman2" style:font-size-complex="10pt" style:font-style-complex="italic"/>
    </style:style>
    <style:style style:name="P22" style:family="paragraph" style:parent-style-name="Text_20_body">
      <style:paragraph-properties fo:margin-left="0cm" fo:margin-right="0cm" fo:margin-top="0.079cm" fo:margin-bottom="0.079cm" fo:line-height="150%" fo:text-align="justify" style:justify-single-word="false" fo:text-indent="0.406cm" style:auto-text-indent="false" fo:break-before="page"/>
      <style:text-properties fo:color="#000000"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ext_20_body">
      <style:paragraph-properties fo:margin-left="0cm" fo:margin-right="0cm" fo:margin-top="0.079cm" fo:margin-bottom="0.079cm" fo:line-height="150%" fo:text-align="justify" style:justify-single-word="false" fo:text-indent="0.406cm" style:auto-text-indent="false"/>
      <style:text-properties fo:color="#000000"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cm" fo:margin-right="0cm" fo:margin-top="0.079cm" fo:margin-bottom="0.079cm" fo:line-height="150%" fo:text-align="justify" style:justify-single-word="false" fo:text-indent="0.406cm" style:auto-text-indent="false"/>
      <style:text-properties fo:font-size="12pt" fo:font-weight="bold"/>
    </style:style>
    <style:style style:name="P25" style:family="paragraph" style:parent-style-name="Standard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style:font-name="Times New Roman" fo:font-size="10pt" fo:language="es" fo:country="ES" style:font-size-asian="10pt" style:font-size-complex="10pt"/>
    </style:style>
    <style:style style:name="P26" style:family="paragraph" style:parent-style-name="Standard">
      <style:paragraph-properties fo:margin-left="0cm" fo:margin-right="0cm" fo:margin-top="0.079cm" fo:margin-bottom="0.079cm" fo:text-align="justify" style:justify-single-word="false" fo:text-indent="0.409cm" style:auto-text-indent="false"/>
      <style:text-properties fo:color="#000000" style:font-name="Times New Roman" fo:font-size="10pt" fo:language="es" fo:country="ES" fo:background-color="#ffff00" style:font-size-asian="10pt" style:font-size-complex="10pt"/>
    </style:style>
    <style:style style:name="P27" style:family="paragraph" style:parent-style-name="Text_20_body" style:list-style-name="L1">
      <style:paragraph-properties fo:margin-top="0.079cm" fo:margin-bottom="0.079cm" fo:text-align="justify" style:justify-single-word="false"/>
      <style:text-properties fo:color="#000000" fo:font-size="10pt" fo:language="es" fo:country="ES"/>
    </style:style>
    <style:style style:name="P28" style:family="paragraph" style:parent-style-name="Heading_20_2">
      <style:paragraph-properties fo:margin-top="0cm" fo:margin-bottom="0cm"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color="#000000" style:font-name="Times New Roman" style:text-underline-style="none"/>
    </style:style>
    <style:style style:name="T4" style:family="text">
      <style:text-properties fo:color="#000000" style:font-name="Times New Roman" fo:font-size="10pt" style:font-size-asian="10pt" style:font-size-complex="10pt"/>
    </style:style>
    <style:style style:name="T5" style:family="text">
      <style:text-properties style:font-name="Times New Roman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size-asian="10pt" style:font-size-complex="10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background-color="#ffff00"/>
    </style:style>
    <style:style style:name="T11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2">Formulario 1. Presentación de la Propuesta</text:h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2">Nombre del Trabajo</text:p>
          </table:table-cell>
          <table:table-cell table:style-name="Tabla1.B1" table:number-columns-spanned="6" office:value-type="string">
            <text:p text:style-name="P4">Framework para Aplicaciones Web sensibles al contex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">Director</text:p>
          </table:table-cell>
          <table:table-cell table:style-name="Tabla1.B2" table:number-columns-spanned="6" office:value-type="string">
            <text:p text:style-name="P3">Bazzocco, Javi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>Codirector</text:p>
          </table:table-cell>
          <table:table-cell table:style-name="Tabla1.B2" table:number-columns-spanned="6" office:value-type="string">
            <text:p text:style-name="P3">Fernandez, Alejandr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2">Alumnos</text:p>
          </table:table-cell>
          <table:table-cell table:style-name="Tabla1.B4" office:value-type="string">
            <text:p text:style-name="P2">Nro. Alumno</text:p>
          </table:table-cell>
          <table:table-cell table:style-name="Tabla1.B4" table:number-columns-spanned="2" office:value-type="string">
            <text:p text:style-name="P2">Apellido y Nombres</text:p>
          </table:table-cell>
          <table:covered-table-cell/>
          <table:table-cell table:style-name="Tabla1.B2" table:number-columns-spanned="3" office:value-type="string">
            <text:p text:style-name="P2">Dirección, teléfono y e-mail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5" office:value-type="float" office:value="76454">
            <text:p text:style-name="P2">76454</text:p>
          </table:table-cell>
          <table:table-cell table:style-name="Tabla1.B4" table:number-columns-spanned="2" office:value-type="string">
            <text:p text:style-name="P2">Colell, Eloy Adonis</text:p>
          </table:table-cell>
          <table:covered-table-cell/>
          <table:table-cell table:style-name="Tabla1.B2" table:number-columns-spanned="3" office:value-type="string">
            <text:p text:style-name="P2">San Nicolás 2310, Pergamino</text:p>
            <text:p text:style-name="P2"><text:span text:style-name="T5">eloy.colell</text:span><text:a xlink:type="simple" xlink:href="mailto:leandro.perez@lifia.info.unlp.edu.ar"><text:span text:style-name="T3">@gmail.com</text:span></text:a></text:p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4" office:value-type="string">
            <text:p text:style-name="P2"/>
          </table:table-cell>
          <table:table-cell table:style-name="Tabla1.B4" table:number-columns-spanned="2" office:value-type="string">
            <text:p text:style-name="P2"/>
          </table:table-cell>
          <table:covered-table-cell/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4" office:value-type="string">
            <text:p text:style-name="P2"/>
          </table:table-cell>
          <table:table-cell table:style-name="Tabla1.B4" table:number-columns-spanned="2" office:value-type="string">
            <text:p text:style-name="P2"/>
          </table:table-cell>
          <table:covered-table-cell/>
          <table:table-cell table:style-name="Tabla1.B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a1.8">
          <table:table-cell table:style-name="Tabla1.A2" office:value-type="string">
            <text:p text:style-name="P3">Clasificación</text:p>
          </table:table-cell>
          <table:table-cell table:style-name="Tabla1.B4" office:value-type="string">
            <text:p text:style-name="P3"/>
          </table:table-cell>
          <table:table-cell table:style-name="Tabla1.B4" office:value-type="string">
            <text:p text:style-name="P3">Investigación Aplicada</text:p>
          </table:table-cell>
          <table:table-cell table:style-name="Tabla1.B4" table:number-columns-spanned="2" office:value-type="string">
            <text:p text:style-name="P3">Desarrollo Tecnológico</text:p>
          </table:table-cell>
          <table:covered-table-cell/>
          <table:table-cell table:style-name="Tabla1.B4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  <table:table-row table:style-name="Tabla1.4">
          <table:table-cell table:style-name="Tabla1.A2" office:value-type="string">
            <text:p text:style-name="P3">Plazo de Ejecución</text:p>
          </table:table-cell>
          <table:table-cell table:style-name="Tabla1.B2" table:number-columns-spanned="6" office:value-type="string">
            <text:p text:style-name="P3">12 mese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Eloy Adonis Colell</text:p>
      <text:p text:style-name="P20">Legajo: 76454</text:p>
      <text:p text:style-name="P20">Dni: 30344242</text:p>
      <text:p text:style-name="P19"/>
      <text:p text:style-name="P22">Introducción</text:p>
      <text:p text:style-name="P25">Los dispositivos móviles tienden a ser cada vez mas complejos, es mas frecuente que estos provean un conjunto de sensores (GPS, acelerómetros, sensores de iluminación, etc) y actuadores (vibración, sonido, etc). Su objetivo dejó de centralizarse en la transmisión de voz, para dar lugar a la comunicación de datos.</text:p>
      <text:p text:style-name="P25">En la actualidad, los dispositivos proveen diferentes medios de transmisión (Wireless, Bluetooth, IrDA, GSM, etc.), los cuales son utilizados para acceder a servicios disponibles en distintas redes de datos (redes privadas, Internet, etc.).</text:p>
      <text:p text:style-name="P25">Por otra parte, las aplicaciones webs son uno de los servicios mas utilizados en Internet[~]. Estas fueron originalmente diseñadas y creadas para ser utilizadas desde computadoras personales, pero la diversidad de los dispositivos móviles ha producido que ciertas empresas ofrezcan una versión de sus servicios adaptada para los <text:span text:style-name="T9">móviles</text:span> (Yahoo, Google, etc.).</text:p>
      <text:p text:style-name="P25">Las aplicaciones webs adaptadas para dispositivos móviles, no sacan provecho de los sensores disponibles en cada dispositivo, dado que la mayoría de los navegadores webs no proveen un acceso a los mismos (Internet Explorer Mobile, Opera Mini &amp; Opera Mobile, etc.). Mientras que <text:span text:style-name="T6">Firefox mobile </text:span>provee acceso a la geolocalización.</text:p>
      <text:p text:style-name="P25">PhoneGap es un framework para desarrollar aplicaciones móviles multi-plataforma. La misión de PhoneGap es permitir el acceso a las funcionalidades especiales (sensores y actuadores) de los dispositivos móviles mediante estándares abiertos como el HTML, CSS y Javascript. Esto permite enfocar los esfuerzos en la construcción de la aplicación y no en la construcción de complejas capas de compatibilidad entre plataformas. [~]</text:p>
      <text:p text:style-name="P25">Este último permite la creación del aplicaciones webs sensibles al contexto, y a diferencia de una aplicación no web, <text:s text:c="2"/>permite la actualización transparente del cliente móvil (otorgando mayor flexibilidad al cliente).</text:p>
      <text:p text:style-name="P26">Por último, los tiempos disponibles para el desarrollo de los sistemas sensibles al contexto suelen ser acotados [7] y continuos [~].</text:p>
      <text:p text:style-name="P10">En este trabajo se presentará una librería que permite procesar la información de los sensores de diferentes dispositivos móviles desde un servidor centralizado mediante una aplicación web.</text:p>
      <text:p text:style-name="P10"/>
      <text:p text:style-name="P23">Motivación</text:p>
      <text:p text:style-name="P11">Existen muchas apliciones sensibles al contexto con conexión a un servidor [~].</text:p>
      <text:p text:style-name="P11">El cliente suaele contener la mayor parte de las responsabilidades. Siendo necesaria la actualización manual del cliente para que el dispositivo pueda adaptarse a la evolución del sistema.</text:p>
      <text:p text:style-name="P12">Una alternativa es utilizar un browser, e implementar aplicaciones webs. Aunque en la actualidad la mayoría de los browsers no contienen acceso a los posibles sensores/actores de un dispositivo. Existe una tendencia por soportar la geolocalización. En el caso de PhoneGap [10] ya exíste soporte para los acelerómetros y la vibración.</text:p>
      <text:p text:style-name="P12">Este último brinda la posibilidad de desarrollar aplicaciones context-aware altamente dinámicas y mantenibles. Pero incrementa la dificultad al tener que realizar un desarrollo con multiples lenguajes. Dado que en el cliente el desarrollo se realiza con html y javascript, y por parte del servidor con lenguajes como PHP, <text:span text:style-name="T9">Python,</text:span> Java, C++, Smalltalk u otro.</text:p>
      <text:p text:style-name="P11"/>
      <text:p text:style-name="P24">Desarrollo propuesto</text:p>
      <text:p text:style-name="P14">La tesis avanzará sobre la creación de un framework para desarrollar aplicaciones webs sensibles al contexto.</text:p>
      <text:p text:style-name="P14">Dicho prototipo intentará:</text:p>
      <text:list xml:id="list748313725" text:style-name="L1">
        <text:list-item>
          <text:p text:style-name="P27">que el cliente sea liviano en cuanto a sus responsabilidades: El modelo de negocios se encontrará centralizado en el servidor.</text:p>
        </text:list-item>
        <text:list-item>
          <text:p text:style-name="P27">optimizar la conexión con el servidor: Dado que el modelo se encontrará centralizado en el servidor, es necesaria la optimización de los recursos de red.</text:p>
        </text:list-item>
      </text:list>
      <text:p text:style-name="P14">La implementación expandirá Seaside para poder interactuar con el cliente y ser sensible al contexto.</text:p>
      <text:p text:style-name="P14">Seaside es un framework open source para desarrollar aplicaciones web, implementado sobre Smalltalk, altamente dinámico [4]. Se encuentra en continuo crecimiento y su aceptación en la comunidad de desarrolladores Smalltalk es muy grande. Permite el desarrollo de aplicaciones web utilizando Ajax mediante la utilización de librerías como Script.aculo.us [5] y Prototype [6]. Además es compatible con el framework Meteoroid [7], implementación de Comet [8], que permite hacer <text:span text:style-name="T6">pushing</text:span><text:span text:style-name="T8"> de datos al cliente</text:span>. Las aplicaciones web que utilizan estas tecnologías están en auge actualmente, por lo que resulta más que válido explorar el desarrollo de expansiones para la utilización de sensores en <text:soft-page-break/>este contexto.</text:p>
      <text:p text:style-name="P13">El servidor se implementará en el entorno de desarrollo Visualworks de Cincom[11], utilizando los frameworks Meteoroid, Seaside y la librería Script.aculo.us.</text:p>
      <text:p text:style-name="P13">A partir del desarrollo de este prototipo se podrá delinear un framework para el desarrollo de aplicaciones que necesiten de la información provista por los sensores de un dispositivo móvil.</text:p>
      <text:p text:style-name="P15"/>
      <text:p text:style-name="P24">Resultados esperados</text:p>
      <text:p text:style-name="P16"><text:span text:style-name="T1">Se espera obtener como resultado de este trabajo: Una librería</text:span><text:span text:style-name="T2"> para el desarrollo de aplicaciones web que permitan la utilización de los sensores de los dispositivos móviles. Dicha librería intentará ser eficiente en la utilización de recursos de red y permitirá simplificar las interfaces gráficas de las aplicaciones que la utilicen.</text:span></text:p>
      <text:p text:style-name="P13"/>
      <text:p text:style-name="P23">Referencias</text:p>
      <text:p text:style-name="P7">[1] Valli, A. “Natural Interaction White Paper”, 2004.</text:p>
      <text:p text:style-name="P6"><text:span text:style-name="T7">[2] Hansen, F. <text:s text:c="2"/>Kortbek, K. <text:s text:c="2"/>Grønbæk, K. "Mobile Urban Drama – Setting the Stage with Location Based </text:span><text:span text:style-name="T7">Technologies", 2008.</text:span></text:p>
      <text:p text:style-name="P7">[3] <text:a xlink:type="simple" xlink:href="http://www.seaside.st/">http://www.seaside.st/</text:a></text:p>
      <text:p text:style-name="P7">[4] Ducasse, S. <text:s text:c="2"/>Lienhard, A. <text:s text:c="2"/>Renggli, L. "Seaside: A Flexible Environment for Building Dynamic Web Applications", <text:span text:style-name="T6">IEEE Software</text:span>, Volume: 24, <text:s/>Issue: 5, pp.56-63, Sept.-Oct. 2007, Univ. de Savoie, Chambery.</text:p>
      <text:p text:style-name="P7">[5] <text:a xlink:type="simple" xlink:href="http://script.aculo.us/">http://script.aculo.us</text:a></text:p>
      <text:p text:style-name="P7"><text:span text:style-name="T4">[6] </text:span><text:a xlink:type="simple" xlink:href="http://www.prototypejs.org/">http://www.prototypejs.org</text:a></text:p>
      <text:p text:style-name="P8">[7] Fernandes, L. <text:s text:c="2"/>Robles, S. <text:s text:c="2"/>Fortier, A. <text:s/>Ducasse, S. <text:s text:c="2"/>Rossi, G. <text:s text:c="2"/>Gordillo , S. “Meteoroid - Towards a real MVC for the Web”.</text:p>
      <text:p text:style-name="P8">[8] Crane, D. <text:s text:c="2"/>McCarthy, P. “Comet And Reverse Ajax”, page 7, 2008.</text:p>
      <text:p text:style-name="P9">[9] Gamma, Erich, Richard Helm, Ralph Johnson, and John Vlissides. 1995. <text:span text:style-name="T6">Design Patterns: Elements of Reusable Object-Oriented Software</text:span>. Reading, MA: Addison-Wesley.</text:p>
      <text:p text:style-name="P8">[10] <text:a xlink:type="simple" xlink:href="http://phonegap.com/">http://phonegap.com</text:a></text:p>
      <text:p text:style-name="P8">[11] <text:a xlink:type="simple" xlink:href="http://www.cincomsmalltalk.com/">http://www.cincomsmalltalk.com</text:a></text:p>
      <text:p text:style-name="P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, Verdana, sans-serif"/>
    <style:font-face style:name="Lucidasans1" svg:font-family="Lucidasans"/>
    <style:font-face style:name="OpenSymbol" svg:font-family="OpenSymbol"/>
    <style:font-face style:name="StarSymbol" svg:font-family="StarSymbol"/>
    <style:font-face style:name="Times New Roman3" svg:font-family="'Times New Roman'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TimesNewRoman" svg:font-family="TimesNew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109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Lucidasans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 style:text-autospace="none"/>
      <style:text-properties style:font-name="Arial" fo:language="es" fo:country="AR" fo:font-weight="bold" style:font-weight-asian="bold" style:font-name-complex="Arial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Initial_20_Body_20_Text" style:display-name="Initial Body Text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DejaVu Sans" style:font-size-asian="12pt" style:font-name-complex="Lucidasans" style:font-size-complex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6.574cm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ramework para Aplicaciones Web con soporte para Context-Aware – Eloy Adonis Colell<text:tab/> </text:span><text:page-number text:select-page="previous">2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5-13T11:30:46</meta:creation-date>
    <dc:creator>Eloy Colell</dc:creator>
    <dc:date>2010-04-28T00:06:50</dc:date>
    <meta:printed-by>Andoni Zubimendi</meta:printed-by>
    <meta:print-date>2008-10-31T15:58:39</meta:print-date>
    <dc:language>es-AR</dc:language>
    <meta:editing-cycles>698</meta:editing-cycles>
    <meta:editing-duration>PT134H54M35S</meta:editing-duration>
    <meta:document-statistic meta:table-count="1" meta:image-count="0" meta:object-count="0" meta:page-count="3" meta:paragraph-count="61" meta:word-count="958" meta:character-count="6548"/>
    <meta:user-defined meta:name="Info 1"/>
    <meta:user-defined meta:name="Info 2"/>
    <meta:user-defined meta:name="Info 3"/>
    <meta:user-defined meta:name="Info 4"/>
  </office:meta>
</office:document-meta>
</file>